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1cm" svg:stroke-color="#1356a0" draw:marker-start-width="1.7cm" draw:marker-end-width="1.7cm" draw:textarea-horizontal-align="justify" draw:textarea-vertical-align="middle" draw:auto-grow-height="false" fo:min-height="0cm" fo:min-width="3.5cm" fo:padding-top="0.625cm" fo:padding-bottom="0.625cm" fo:padding-left="0.75cm" fo:padding-right="0.75cm"/>
    </style:style>
    <style:style style:name="gr3" style:family="graphic" style:parent-style-name="standard">
      <style:graphic-properties svg:stroke-width="1cm" svg:stroke-color="#1356a0" draw:marker-start-width="1.7cm" draw:marker-end-width="1.7cm" draw:textarea-horizontal-align="justify" draw:textarea-vertical-align="middle" draw:auto-grow-height="false" fo:min-height="0cm" fo:min-width="2.5cm" fo:padding-top="0.625cm" fo:padding-bottom="0.625cm" fo:padding-left="0.75cm" fo:padding-right="0.75cm"/>
    </style:style>
    <style:style style:name="gr4" style:family="graphic" style:parent-style-name="objectwithoutfill">
      <style:graphic-properties draw:stroke="dash" draw:stroke-dash="Ultra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1cm" svg:stroke-color="#1356a0" draw:marker-start-width="1.7cm" draw:marker-end-width="1.7cm" draw:textarea-horizontal-align="justify" draw:textarea-vertical-align="middle" draw:auto-grow-height="false" fo:min-height="0cm" fo:min-width="1.5cm" fo:padding-top="0.625cm" fo:padding-bottom="0.625cm" fo:padding-left="0.75cm" fo:padding-right="0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7" style:family="graphic" style:parent-style-name="standard">
      <style:graphic-properties svg:stroke-width="0.5cm" svg:stroke-color="#66bf7e" draw:marker-start-width="0.95cm" draw:marker-end-width="0.95cm" draw:fill-color="#a3cf71" draw:textarea-horizontal-align="justify" draw:textarea-vertical-align="middle" draw:auto-grow-height="false" fo:min-height="0cm" fo:min-width="0cm" fo:padding-top="0.375cm" fo:padding-bottom="0.375cm" fo:padding-left="0.5cm" fo:padding-right="0.5cm"/>
    </style:style>
    <style:style style:name="gr8" style:family="graphic" style:parent-style-name="standard">
      <style:graphic-properties draw:stroke="none" svg:stroke-color="#000000" draw:fill="none" draw:fill-color="#ffffff" fo:min-height="6.25cm"/>
    </style:style>
    <style:style style:name="gr9" style:family="graphic" style:parent-style-name="standard">
      <style:graphic-properties svg:stroke-width="0.5cm" svg:stroke-color="#66bf7e" draw:marker-start-width="0.95cm" draw:marker-end-width="0.95cm" draw:fill-color="#a3cf71" draw:textarea-horizontal-align="justify" draw:textarea-vertical-align="middle" draw:auto-grow-height="false" fo:min-height="0cm" fo:min-width="1cm" fo:padding-top="0.375cm" fo:padding-bottom="0.375cm" fo:padding-left="0.5cm" fo:padding-right="0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2.09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8.1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0.8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1.3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0.89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a3cf71"/>
      <style:paragraph-properties fo:text-align="center"/>
    </style:style>
    <style:style style:name="P5" style:family="paragraph">
      <style:paragraph-properties fo:margin-left="0cm" fo:margin-right="0cm" fo:line-height="100%" fo:text-align="center" fo:text-indent="0cm">
        <style:tab-stops>
          <style:tab-stop style:position="1.5cm" style:type="center"/>
          <style:tab-stop style:position="4.5cm" style:type="center"/>
          <style:tab-stop style:position="7.5cm" style:type="center"/>
          <style:tab-stop style:position="10.5cm" style:type="center"/>
        </style:tab-stops>
      </style:paragraph-properties>
    </style:style>
    <style:style style:name="P6" style:family="paragraph">
      <style:paragraph-properties fo:margin-left="0cm" fo:margin-right="0cm" fo:line-height="100%" fo:text-indent="0cm">
        <style:tab-stops>
          <style:tab-stop style:position="1.5cm" style:type="center"/>
          <style:tab-stop style:position="4.5cm" style:type="center"/>
          <style:tab-stop style:position="7.5cm" style:type="center"/>
          <style:tab-stop style:position="10.5cm" style:type="center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line-height="100%" fo:text-indent="0cm">
        <style:tab-stops>
          <style:tab-stop style:position="1.5cm" style:type="center"/>
          <style:tab-stop style:position="4.5cm" style:type="center"/>
          <style:tab-stop style:position="7.5cm" style:type="center"/>
          <style:tab-stop style:position="10.5cm" style:type="center"/>
        </style:tab-stops>
      </style:paragraph-properties>
    </style:style>
    <style:style style:name="P8" style:family="paragraph">
      <style:text-properties fo:font-size="12pt" fo:font-style="italic" fo:font-weight="bold" style:font-size-asian="12pt" style:font-size-complex="12pt"/>
    </style:style>
    <style:style style:name="P9" style:family="paragraph">
      <loext:graphic-properties draw:fill="none" draw:fill-color="#ffffff"/>
      <style:text-properties fo:font-size="12pt" fo:font-style="italic" fo:font-weight="bold" style:font-size-asian="12pt" style:font-size-complex="12pt"/>
    </style:style>
    <style:style style:name="P10" style:family="paragraph">
      <style:text-properties fo:color="#ff3333"/>
    </style:style>
    <style:style style:name="P11" style:family="paragraph">
      <loext:graphic-properties draw:fill="none" draw:fill-color="#ffffff"/>
      <style:text-properties fo:color="#ff333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9900" fo:font-size="26pt" style:font-size-asian="26pt" style:font-size-complex="26pt"/>
    </style:style>
    <style:style style:name="T4" style:family="text">
      <style:text-properties fo:color="#ff0000" fo:font-size="26pt" style:font-size-asian="26pt" style:font-size-complex="2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5.5cm" svg:y1="7.499cm" svg:x2="31.5cm" svg:y2="7.499cm">
          <text:p/>
        </draw:line>
        <draw:custom-shape draw:style-name="gr2" draw:text-style-name="P2" draw:layer="layout" svg:width="4cm" svg:height="0.001cm" svg:x="17.5cm" svg:y="7.49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5cm" svg:y1="10.5cm" svg:x2="31.5cm" svg:y2="10.5cm">
          <text:p/>
        </draw:line>
        <draw:custom-shape draw:style-name="gr3" draw:text-style-name="P2" draw:layer="layout" svg:width="4cm" svg:height="0.001cm" svg:x="17.5cm" svg:y="10.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5.5cm" svg:y1="16.499cm" svg:x2="31.5cm" svg:y2="16.499cm">
          <text:p/>
        </draw:line>
        <draw:custom-shape draw:style-name="gr2" draw:text-style-name="P2" draw:layer="layout" svg:width="5cm" svg:height="0.001cm" svg:x="17.5cm" svg:y="16.49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5cm" svg:y1="6cm" svg:x2="17.5cm" svg:y2="21.5cm">
          <text:p/>
        </draw:line>
        <draw:line draw:style-name="gr4" draw:text-style-name="P1" draw:layer="layout" svg:x1="21.5cm" svg:y1="7cm" svg:x2="21.5cm" svg:y2="14cm">
          <text:p/>
        </draw:line>
        <draw:line draw:style-name="gr4" draw:text-style-name="P1" draw:layer="layout" svg:x1="21.5cm" svg:y1="6cm" svg:x2="21.5cm" svg:y2="21.5cm">
          <text:p/>
        </draw:line>
        <draw:custom-shape draw:style-name="gr3" draw:text-style-name="P2" draw:layer="layout" svg:width="4cm" svg:height="0.001cm" svg:x="25.5cm" svg:y="7.4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001cm" svg:x="25.5cm" svg:y="10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0.001cm" svg:x="26.5cm" svg:y="16.49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5cm" svg:y1="6cm" svg:x2="25.5cm" svg:y2="21.5cm">
          <text:p/>
        </draw:line>
        <draw:line draw:style-name="gr4" draw:text-style-name="P1" draw:layer="layout" svg:x1="29.5cm" svg:y1="7cm" svg:x2="29.5cm" svg:y2="14cm">
          <text:p/>
        </draw:line>
        <draw:line draw:style-name="gr4" draw:text-style-name="P1" draw:layer="layout" svg:x1="29.5cm" svg:y1="6cm" svg:x2="29.5cm" svg:y2="21.5cm">
          <text:p/>
        </draw:line>
        <draw:frame draw:style-name="gr6" draw:text-style-name="P3" draw:layer="layout" svg:width="32.115cm" svg:height="5.228cm" svg:x="1.885cm" svg:y="1.5cm">
          <draw:text-box>
            <text:p>Kinds of transcript similarity in UTA schema 1.1</text:p>
            <text:p>hgnc – same gene (approximately overlap)</text:p>
            <text:p>cds – identical CDS</text:p>
            <text:p>exon_set_fingerprint (es_fp) – if equal, exons are defined on same sequence and have identical coordinates. </text:p>
            <text:p><text:tab/>Computed as the md5(“{seqmd5};{s0},{e0};{s1},{e1};…;{sn},{en}”). </text:p>
            <text:p>cds_exon_set_fingerprint (cds_es_fp) – as above, but discarding 5' and 3' UTR.</text:p>
            <text:p/>
          </draw:text-box>
        </draw:frame>
        <draw:custom-shape draw:style-name="gr7" draw:text-style-name="P4" draw:layer="layout" svg:width="1cm" svg:height="0.001cm" svg:x="16.5cm" svg:y="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0.001cm" svg:x="16.5cm" svg:y="1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0.001cm" svg:x="16.5cm" svg:y="16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0.001cm" svg:x="29.5cm" svg:y="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0.001cm" svg:x="29.5cm" svg:y="10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0.001cm" svg:x="29.5cm" svg:y="16.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6.5cm" svg:y1="6cm" svg:x2="16.5cm" svg:y2="21.5cm">
          <text:p/>
        </draw:line>
        <draw:line draw:style-name="gr4" draw:text-style-name="P1" draw:layer="layout" svg:x1="30.5cm" svg:y1="6cm" svg:x2="30.5cm" svg:y2="21.5cm">
          <text:p/>
        </draw:line>
        <draw:frame draw:style-name="gr8" draw:text-style-name="P7" draw:layer="layout" svg:width="13cm" svg:height="14.732cm" svg:x="1.5cm" svg:y="7.6cm">
          <draw:text-box>
            <text:p text:style-name="P5"><text:span text:style-name="T1">equivalence relative to txA</text:span></text:p>
            <text:p text:style-name="P6"><text:tab/><text:span text:style-name="T1">hgnc</text:span><text:span text:style-name="T1"><text:tab/></text:span><text:span text:style-name="T1">cds</text:span><text:span text:style-name="T1"><text:tab/></text:span><text:span text:style-name="T1">es_fp</text:span><text:span text:style-name="T1"><text:tab/></text:span><text:span text:style-name="T1">cds_es_fp</text:span></text:p>
            <text:p text:style-name="P6"/>
            <text:p text:style-name="P6"><text:span text:style-name="T2"><text:tab/></text:span><text:span text:style-name="T3">T</text:span><text:span text:style-name="T2"><text:tab/></text:span><text:span text:style-name="T3">T</text:span><text:span text:style-name="T2"><text:tab/></text:span><text:span text:style-name="T3">T</text:span><text:span text:style-name="T2"><text:tab/></text:span><text:span text:style-name="T3">T</text:span></text:p>
            <text:p text:style-name="P6"><text:span text:style-name="T2"/></text:p>
            <text:p text:style-name="P6"><text:span text:style-name="T2"><text:tab/></text:span><text:span text:style-name="T3">T</text:span><text:span text:style-name="T2"><text:tab/></text:span><text:span text:style-name="T4">F</text:span><text:span text:style-name="T2"><text:tab/></text:span><text:span text:style-name="T3">T</text:span><text:span text:style-name="T2"><text:tab/></text:span><text:span text:style-name="T4">F</text:span></text:p>
            <text:p text:style-name="P6"><text:span text:style-name="T2"/></text:p>
            <text:p text:style-name="P6"><text:span text:style-name="T2"><text:tab/></text:span><text:span text:style-name="T3">T</text:span><text:span text:style-name="T2"><text:tab/></text:span><text:span text:style-name="T3">T</text:span><text:span text:style-name="T2"><text:tab/></text:span><text:span text:style-name="T4">F</text:span><text:span text:style-name="T2"><text:tab/></text:span><text:span text:style-name="T3">T</text:span></text:p>
            <text:p text:style-name="P6"><text:span text:style-name="T2"/></text:p>
            <text:p text:style-name="P6"><text:span text:style-name="T2"><text:tab/></text:span><text:span text:style-name="T3">T</text:span><text:span text:style-name="T2"><text:tab/></text:span><text:span text:style-name="T3">T</text:span><text:span text:style-name="T2"><text:tab/></text:span><text:span text:style-name="T4">F</text:span><text:span text:style-name="T2"><text:tab/></text:span><text:span text:style-name="T4">F</text:span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><text:tab/></text:span><text:span text:style-name="T3">T</text:span><text:span text:style-name="T2"><text:tab/></text:span><text:span text:style-name="T4">F</text:span><text:span text:style-name="T2"><text:tab/></text:span><text:span text:style-name="T3">T</text:span><text:span text:style-name="T2"><text:tab/></text:span><text:span text:style-name="T3">T</text:span></text:p>
          </draw:text-box>
        </draw:frame>
        <draw:custom-shape draw:style-name="gr3" draw:text-style-name="P2" draw:layer="layout" svg:width="4cm" svg:height="0.001cm" svg:x="17.5cm" svg:y="1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001cm" svg:x="25.5cm" svg:y="1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002cm" svg:x="15.5cm" svg:y="1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002cm" svg:x="29.5cm" svg:y="1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cm" svg:height="0.001cm" svg:x="18.5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cm" svg:height="0.001cm" svg:x="25.5cm" svg:y="1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001cm" svg:x="16.5cm" svg:y="12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0.001cm" svg:x="29.5cm" svg:y="12.5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12.597cm" svg:height="1.207cm" svg:x="2.703cm" svg:y="16.832cm">
          <draw:text-box>
            <text:p text:style-name="P8"><text:span text:style-name="T5">Compensatory swapping of nucleotides across intron, preserving CDS</text:span></text:p>
          </draw:text-box>
        </draw:frame>
        <draw:frame draw:style-name="gr11" draw:text-style-name="P9" draw:layer="layout" svg:width="8.692cm" svg:height="1.207cm" svg:x="2.704cm" svg:y="14.734cm">
          <draw:text-box>
            <text:p text:style-name="P8"><text:span text:style-name="T5">UTRs extended, but CDS start and end prserved</text:span></text:p>
          </draw:text-box>
        </draw:frame>
        <draw:frame draw:style-name="gr12" draw:text-style-name="P9" draw:layer="layout" svg:width="11.325cm" svg:height="1.207cm" svg:x="2.705cm" svg:y="12.702cm">
          <draw:text-box>
            <text:p text:style-name="P8"><text:span text:style-name="T5">Same exon structure (incl UTR), but CDS start and/or end move</text:span></text:p>
          </draw:text-box>
        </draw:frame>
        <draw:frame draw:style-name="gr13" draw:text-style-name="P9" draw:layer="layout" svg:width="11.888cm" svg:height="1.207cm" svg:x="2.706cm" svg:y="10.603cm">
          <draw:text-box>
            <text:p text:style-name="P8"><text:span text:style-name="T5">Same CDS, exon structure, and CDS start,end (e.g., NM-ENST pair)</text:span></text:p>
          </draw:text-box>
        </draw:frame>
        <draw:line draw:style-name="gr1" draw:text-style-name="P1" draw:layer="layout" svg:x1="15.5cm" svg:y1="21.5cm" svg:x2="31.5cm" svg:y2="21.5cm">
          <text:p/>
        </draw:line>
        <draw:custom-shape draw:style-name="gr3" draw:text-style-name="P2" draw:layer="layout" svg:width="4cm" svg:height="0.001cm" svg:x="17.5cm" svg:y="2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0.001cm" svg:x="25.5cm" svg:y="2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0.001cm" svg:x="16.5cm" svg:y="2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cm" svg:height="0.001cm" svg:x="29.5cm" svg:y="21.5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1.398cm" svg:height="1.207cm" svg:x="2.704cm" svg:y="21.933cm">
          <draw:text-box>
            <text:p text:style-name="P8"><text:span text:style-name="T5">If es_fp or cds_es_fp is T, reference sequence must be identical</text:span></text:p>
          </draw:text-box>
        </draw:frame>
        <draw:frame draw:style-name="gr15" draw:text-style-name="P11" draw:layer="layout" svg:width="8.516cm" svg:height="0.962cm" svg:x="2.8cm" svg:y="20cm">
          <draw:text-box>
            <text:p text:style-name="P10"><text:span text:style-name="T6">CURRENTLY IMPOSSIBLE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ece Hart</meta:initial-creator>
    <meta:creation-date>2015-06-25T16:18:05.424874086</meta:creation-date>
    <dc:date>2015-06-25T17:23:49.821043880</dc:date>
    <dc:creator>Reece Hart</dc:creator>
    <meta:editing-duration>PT4M33S</meta:editing-duration>
    <meta:editing-cycles>4</meta:editing-cycles>
    <meta:generator>LibreOffice/4.4.2.2$Linux_X86_64 LibreOffice_project/40m0$Build-2</meta:generator>
    <meta:document-statistic meta:object-count="44"/>
  </office:meta>
</office:document-meta>
</file>